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132d66" officeooo:paragraph-rsid="00132d66"/>
    </style:style>
    <style:style style:name="P2" style:family="paragraph" style:parent-style-name="Standard">
      <style:paragraph-properties fo:text-align="start" style:justify-single-word="false"/>
      <style:text-properties officeooo:rsid="00132d66" officeooo:paragraph-rsid="00132d66"/>
    </style:style>
    <style:style style:name="P3" style:family="paragraph" style:parent-style-name="Standard">
      <style:paragraph-properties fo:text-align="start" style:justify-single-word="false"/>
      <style:text-properties officeooo:rsid="0019b935" officeooo:paragraph-rsid="0019b935"/>
    </style:style>
    <style:style style:name="P4" style:family="paragraph" style:parent-style-name="Standard">
      <style:paragraph-properties fo:text-align="start" style:justify-single-word="false"/>
      <style:text-properties officeooo:rsid="001aed6c" officeooo:paragraph-rsid="001aed6c"/>
    </style:style>
    <style:style style:name="T1" style:family="text">
      <style:text-properties officeooo:rsid="001aed6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ustin Keeling</text:p>
      <text:p text:style-name="P1">Alex Harry</text:p>
      <text:p text:style-name="P1">John Lambrecht</text:p>
      <text:p text:style-name="P2">1) MAX-DISTANCE: Poof</text:p>
      <text:p text:style-name="P2"><draw:frame draw:style-name="fr1" draw:name="Object1" text:anchor-type="as-char" svg:y="-0.7098in" svg:width="7.5992in" svg:height="1.3602in" draw:z-index="0"><draw:object xlink:href="./Object 1" xlink:type="simple" xlink:show="embed" xlink:actuate="onLoad"/><draw:image xlink:href="./ObjectReplacements/Object 1" xlink:type="simple" xlink:show="embed" xlink:actuate="onLoad"/></draw:frame></text:p>
      <text:p text:style-name="P3"/>
      <text:p text:style-name="P3">2) <text:s/><text:span text:style-name="T1">O (V+E)</text:span></text:p>
      <text:p text:style-name="P3"/>
      <text:p text:style-name="P4">3) <text:s/><draw:frame draw:style-name="fr2" draw:name="Object2" text:anchor-type="as-char" svg:y="-0.5374in" svg:width="6.8508in" svg:height="1.0165in" draw:z-index="1"><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8:50:50.341947858</meta:creation-date>
    <meta:editing-duration>PT30M2S</meta:editing-duration>
    <meta:editing-cycles>2</meta:editing-cycles>
    <meta:generator>LibreOffice/6.0.7.3$Linux_X86_64 LibreOffice_project/00m0$Build-3</meta:generator>
    <dc:date>2019-04-21T19:20:50.195753087</dc:date>
    <meta:document-statistic meta:table-count="0" meta:image-count="0" meta:object-count="2" meta:page-count="1" meta:paragraph-count="7" meta:word-count="13" meta:character-count="74" meta:non-whitespace-character-count="64"/>
  </office:meta>
</office:document-meta>
</file>

<file path=Object 1/content.xml><?xml version="1.0" encoding="utf-8"?>
<math xmlns="http://www.w3.org/1998/Math/MathML" display="block">
  <semantics>
    <mtable>
      <mtr>
        <mtd>
          <mtext>Suppose G( V, E ) is a graph.</mtext>
        </mtd>
      </mtr>
      <mtr>
        <mtd>
          <mtext>M = on input &lt;G&gt;</mtext>
        </mtd>
      </mtr>
      <mtr>
        <mtd>
          <mrow>
            <mtext>1. For all v </mtext>
            <mo stretchy="false">∈</mo>
            <mtext> V</mtext>
          </mrow>
        </mtd>
      </mtr>
      <mtr>
        <mtd>
          <mrow>
            <mtext>2.       For each u </mtext>
            <mo stretchy="false">∈</mo>
            <mtext> V check the distance between u and v.</mtext>
          </mrow>
        </mtd>
      </mtr>
      <mtr>
        <mtd>
          <mtext>3.       If the distance is greater than the prior stored distance or is the first iteration, then let it be represented by k</mtext>
        </mtd>
      </mtr>
      <mtr>
        <mtd>
          <mtext>4. Accept</mtext>
        </mtd>
      </mtr>
      <mtr>
        <mtd>
          <mrow>
            <msup>
              <mtext>Therefore O ( |V</mtext>
              <mn>2</mn>
            </msup>
            <mtext>| )</mtext>
          </mrow>
        </mtd>
      </mtr>
    </mtable>
    <annotation encoding="StarMath 5.0">"Suppose G( V, E ) is a graph." newline
"M = on input &lt;G&gt;" newline
"1. For all v " in " V" newline
"2.       For each u " in " V check the distance between u and v." newline
"3.       If the distance is greater than the prior stored distance or is the first iteration, then let it be represented by k" newline
"4. Accept" newline
"Therefore O ( |V"^2"| )"



 	</annotation>
  </semantics>
</math>
</file>

<file path=Object 2/content.xml><?xml version="1.0" encoding="utf-8"?>
<math xmlns="http://www.w3.org/1998/Math/MathML" display="block">
  <semantics>
    <mtable>
      <mtr>
        <mtd>
          <mrow>
            <mi mathvariant="italic">Because</mi>
            <mi mathvariant="italic">the</mi>
            <mi mathvariant="italic">maximum</mi>
            <mi mathvariant="italic">possible</mi>
            <mi mathvariant="italic">distance</mi>
            <mi mathvariant="italic">of</mi>
            <mi mathvariant="italic">the</mi>
            <mi mathvariant="italic">algorithm</mi>
            <mi mathvariant="italic">is</mi>
            <msup>
              <mi>V</mi>
              <mn>2,</mn>
            </msup>
            <mtext>The optimal solution will equal </mtext>
            <mfrac>
              <mn>1</mn>
              <msup>
                <mi>V</mi>
                <mn>2</mn>
              </msup>
            </mfrac>
            <mi mathvariant="italic">OPT</mi>
          </mrow>
        </mtd>
      </mtr>
      <mtr>
        <mtd>
          <mrow>
            <mi mathvariant="italic">Therefore</mi>
            <mrow>
              <mi>α</mi>
              <mo stretchy="false">=</mo>
              <msup>
                <mi>V</mi>
                <mn>2</mn>
              </msup>
            </mrow>
          </mrow>
        </mtd>
      </mtr>
      <mtr>
        <mtd>
          <mrow/>
        </mtd>
      </mtr>
    </mtable>
    <annotation encoding="StarMath 5.0">Because the maximum possible distance of the algorithm is V^2, "The optimal solution will equal "{1} over {V^2}OPT 
newline
Therefore
%alpha  = V^2

newline newline
</annotation>
  </semantics>
</math>
</file>